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SH_5_exel" table:style-name="ta1">
        <table:shapes>
          <draw:frame draw:z-index="0" draw:style-name="gr1" draw:text-style-name="P1" svg:width="371.37mm" svg:height="104.92mm" svg:x="22.02mm" svg:y="1.06mm">
            <loext:p draw:notify-on-update-of-ranges="HASH_5_exel.B1:HASH_5_exel.B1 HASH_5_exel.B2:HASH_5_exel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xash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09:24:34.468213914</dc:date>
    <meta:editing-duration>PT50S</meta:editing-duration>
    <meta:editing-cycles>1</meta:editing-cycles>
    <meta:document-statistic meta:table-count="1" meta:cell-count="20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138cm" svg:height="10.493cm" xlink:href=".." xlink:type="simple" chart:class="chart:line" chart:style-name="ch1">
        <chart:legend chart:legend-position="end" svg:x="35.053cm" svg:y="4.947cm" style:legend-expansion="high" chart:style-name="ch2"/>
        <chart:plot-area chart:style-name="ch3" table:cell-range-address="HASH_5_exel.B1:HASH_5_exel.B1001" chart:data-source-has-labels="row" svg:x="0.742cm" svg:y="0.209cm" svg:width="33.569cm" svg:height="10.075cm">
          <chartooo:coordinate-region svg:x="1.178cm" svg:y="0.209cm" svg:width="33.133cm" svg:height="8.9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ASH_5_exel.B2:HASH_5_exel.B1001" chart:label-cell-address="HASH_5_exel.B1:HASH_5_exel.B1" chart:class="chart:line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sh</text:p>
                <draw:g>
                  <svg:desc>HASH_5_exel.B1:HASH_5_exe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_5_exel.B2:HASH_5_exel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